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92.785796852307" calcext:value-type="float">
            <text:p>592.785796852307</text:p>
          </table:table-cell>
        </table:table-row>
        <table:table-row table:style-name="ro1">
          <table:table-cell office:value-type="float" office:value="597.417959578701" calcext:value-type="float">
            <text:p>597.417959578701</text:p>
          </table:table-cell>
        </table:table-row>
        <table:table-row table:style-name="ro1">
          <table:table-cell office:value-type="float" office:value="602.387865498837" calcext:value-type="float">
            <text:p>602.387865498837</text:p>
          </table:table-cell>
        </table:table-row>
        <table:table-row table:style-name="ro1">
          <table:table-cell office:value-type="float" office:value="598.104010287389" calcext:value-type="float">
            <text:p>598.104010287389</text:p>
          </table:table-cell>
        </table:table-row>
        <table:table-row table:style-name="ro1">
          <table:table-cell office:value-type="float" office:value="594.820304785924" calcext:value-type="float">
            <text:p>594.820304785924</text:p>
          </table:table-cell>
        </table:table-row>
        <table:table-row table:style-name="ro1">
          <table:table-cell office:value-type="float" office:value="598.329464136132" calcext:value-type="float">
            <text:p>598.329464136132</text:p>
          </table:table-cell>
        </table:table-row>
        <table:table-row table:style-name="ro1">
          <table:table-cell office:value-type="float" office:value="608.228109870326" calcext:value-type="float">
            <text:p>608.228109870326</text:p>
          </table:table-cell>
        </table:table-row>
        <table:table-row table:style-name="ro1">
          <table:table-cell office:value-type="float" office:value="596.71211623952" calcext:value-type="float">
            <text:p>596.71211623952</text:p>
          </table:table-cell>
        </table:table-row>
        <table:table-row table:style-name="ro1">
          <table:table-cell office:value-type="float" office:value="597.096914800241" calcext:value-type="float">
            <text:p>597.096914800241</text:p>
          </table:table-cell>
        </table:table-row>
        <table:table-row table:style-name="ro1">
          <table:table-cell office:value-type="float" office:value="597.603609525802" calcext:value-type="float">
            <text:p>597.603609525802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98.348615157518" calcext:value-type="float">
            <text:p>598.348615157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43:06.780445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6-01T06:45:20.226674177</dc:date>
    <dc:creator>Davide Ancona</dc:creator>
    <meta:editing-duration>PT9M35S</meta:editing-duration>
    <meta:editing-cycles>4</meta:editing-cycles>
    <meta:generator>LibreOffice/5.3.4.2$Linux_X86_64 LibreOffice_project/30$Build-2</meta:generator>
    <meta:document-statistic meta:table-count="1" meta:cell-count="11" meta:object-count="0"/>
  </office:meta>
</office:document-meta>
</file>